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IPC</text:p>
          </table:table-cell>
        </table:table-row>
        <table:table-row table:style-name="ro1">
          <table:table-cell office:value-type="string" calcext:value-type="string">
            <text:p>GTO</text:p>
          </table:table-cell>
          <table:table-cell office:value-type="string" calcext:value-type="string">
            <text:p>GLOBAL</text:p>
          </table:table-cell>
          <table:table-cell office:value-type="float" office:value="315.8625" calcext:value-type="float">
            <text:p>315.8625</text:p>
          </table:table-cell>
        </table:table-row>
        <table:table-row table:style-name="ro1">
          <table:table-cell/>
          <table:table-cell office:value-type="string" calcext:value-type="string">
            <text:p>SHARED</text:p>
          </table:table-cell>
          <table:table-cell office:value-type="float" office:value="197.9379" calcext:value-type="float">
            <text:p>197.93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RR</text:p>
          </table:table-cell>
          <table:table-cell office:value-type="string" calcext:value-type="string">
            <text:p>GLOBAL</text:p>
          </table:table-cell>
          <table:table-cell office:value-type="float" office:value="307.0267" calcext:value-type="float">
            <text:p>307.0267</text:p>
          </table:table-cell>
        </table:table-row>
        <table:table-row table:style-name="ro1">
          <table:table-cell/>
          <table:table-cell office:value-type="string" calcext:value-type="string">
            <text:p>SHARED</text:p>
          </table:table-cell>
          <table:table-cell office:value-type="float" office:value="197.0619" calcext:value-type="float">
            <text:p>197.06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LS</text:p>
          </table:table-cell>
          <table:table-cell office:value-type="string" calcext:value-type="string">
            <text:p>GLOBAL</text:p>
          </table:table-cell>
          <table:table-cell office:value-type="float" office:value="320.7571" calcext:value-type="float">
            <text:p>320.7571</text:p>
          </table:table-cell>
        </table:table-row>
        <table:table-row table:style-name="ro1">
          <table:table-cell/>
          <table:table-cell office:value-type="string" calcext:value-type="string">
            <text:p>SHARED</text:p>
          </table:table-cell>
          <table:table-cell office:value-type="float" office:value="196.9005" calcext:value-type="float">
            <text:p>196.9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23:17:29.419775168</meta:creation-date>
    <dc:date>2023-08-21T23:46:07.814774494</dc:date>
    <meta:editing-duration>PT18M18S</meta:editing-duration>
    <meta:editing-cycles>1</meta:editing-cycles>
    <meta:generator>LibreOffice/6.4.7.2$Linux_X86_64 LibreOffice_project/40$Build-2</meta:generator>
    <meta:document-statistic meta:table-count="1" meta:cell-count="16" meta:object-count="0"/>
  </office:meta>
</office:document-meta>
</file>